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Title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P6" style:family="paragraph" style:parent-style-name="Heading_20_2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P28" style:family="paragraph" style:parent-style-name="Standard">
      <style:paragraph-properties fo:break-before="auto" fo:line-height="115%" fo:margin-top="0cm" fo:margin-bottom="0cm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T28_9" style:family="text"/>
    <style:style style:name="T28_10" style:family="text"/>
    <style:style style:name="T28_11" style:family="text"/>
    <style:style style:name="T28_12" style:family="text"/>
    <style:style style:name="T28_13" style:family="text"/>
    <style:style style:name="T28_14" style:family="text"/>
    <style:style style:name="T28_15" style:family="text"/>
    <style:style style:name="T28_16" style:family="text"/>
    <style:style style:name="T28_17" style:family="text"/>
    <style:style style:name="T28_18" style:family="text"/>
    <style:style style:name="T28_19" style:family="text"/>
    <style:style style:name="T28_20" style:family="text"/>
    <style:style style:name="T28_21" style:family="text"/>
    <style:style style:name="T28_22" style:family="text"/>
    <style:style style:name="T28_23" style:family="text"/>
    <style:style style:name="T28_24" style:family="text"/>
    <style:style style:name="T28_25" style:family="text"/>
    <style:style style:name="T28_26" style:family="text"/>
    <style:style style:name="T28_27" style:family="text"/>
    <style:style style:name="T28_28" style:family="text"/>
    <style:style style:name="T28_29" style:family="text"/>
    <style:style style:name="T28_30" style:family="text"/>
    <style:style style:name="T28_31" style:family="text"/>
    <style:style style:name="T28_32" style:family="text"/>
    <style:style style:name="T28_33" style:family="text"/>
    <style:style style:name="T28_34" style:family="text"/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T32_3" style:family="text"/>
    <style:style style:name="T32_4" style:family="text"/>
    <style:style style:name="T32_5" style:family="text"/>
    <style:style style:name="T32_6" style:family="text"/>
    <style:style style:name="T32_7" style:family="text"/>
    <style:style style:name="T32_8" style:family="text"/>
    <style:style style:name="T32_9" style:family="text"/>
    <style:style style:name="T32_10" style:family="text"/>
    <style:style style:name="T32_11" style:family="text"/>
    <style:style style:name="P33" style:family="paragraph" style:parent-style-name="Standard">
      <style:paragraph-properties fo:break-before="auto" fo:line-height="115%" style:writing-mode="lr-tb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T34_23" style:family="text"/>
    <style:style style:name="T34_24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T36_57" style:family="text"/>
    <style:style style:name="T36_58" style:family="text"/>
    <style:style style:name="T36_59" style:family="text"/>
    <style:style style:name="T36_60" style:family="text"/>
    <style:style style:name="T36_61" style:family="text"/>
    <style:style style:name="T36_62" style:family="text"/>
    <style:style style:name="T36_63" style:family="text"/>
    <style:style style:name="T36_64" style:family="text"/>
    <style:style style:name="T36_65" style:family="text"/>
    <style:style style:name="T36_66" style:family="text"/>
    <style:style style:name="T36_67" style:family="text"/>
    <style:style style:name="T36_68" style:family="text"/>
    <style:style style:name="T36_69" style:family="text"/>
    <style:style style:name="T36_70" style:family="text"/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T37_25" style:family="text"/>
    <style:style style:name="T37_26" style:family="text"/>
    <style:style style:name="T37_27" style:family="text"/>
    <style:style style:name="T37_28" style:family="text"/>
    <style:style style:name="T37_29" style:family="text"/>
    <style:style style:name="T37_30" style:family="text"/>
    <style:style style:name="T37_31" style:family="text"/>
    <style:style style:name="T37_32" style:family="text"/>
    <style:style style:name="T37_33" style:family="text"/>
    <style:style style:name="T37_34" style:family="text"/>
    <style:style style:name="T37_35" style:family="text"/>
    <style:style style:name="T37_36" style:family="text"/>
    <style:style style:name="T37_37" style:family="text"/>
    <style:style style:name="T37_38" style:family="text"/>
    <style:style style:name="T37_39" style:family="text"/>
    <style:style style:name="T37_40" style:family="text"/>
    <style:style style:name="T37_41" style:family="text"/>
    <style:style style:name="T37_42" style:family="text"/>
    <style:style style:name="T37_43" style:family="text"/>
    <style:style style:name="T37_44" style:family="text"/>
    <style:style style:name="T37_45" style:family="text"/>
    <style:style style:name="T37_46" style:family="text"/>
    <style:style style:name="T37_47" style:family="text"/>
    <style:style style:name="T37_48" style:family="text"/>
    <style:style style:name="T37_49" style:family="text"/>
    <style:style style:name="T37_50" style:family="text"/>
    <style:style style:name="T37_51" style:family="text"/>
    <style:style style:name="T37_52" style:family="text"/>
    <style:style style:name="T37_53" style:family="text"/>
    <style:style style:name="T37_54" style:family="text"/>
    <style:style style:name="T37_55" style:family="text"/>
    <style:style style:name="T37_56" style:family="text"/>
    <style:style style:name="T37_57" style:family="text"/>
    <style:style style:name="T37_58" style:family="text"/>
    <style:style style:name="T37_59" style:family="text"/>
    <style:style style:name="T37_60" style:family="text"/>
    <style:style style:name="T37_61" style:family="text"/>
    <style:style style:name="T37_62" style:family="text"/>
    <style:style style:name="T37_63" style:family="text"/>
    <style:style style:name="T37_64" style:family="text"/>
    <style:style style:name="T37_65" style:family="text"/>
    <style:style style:name="T37_66" style:family="text"/>
    <style:style style:name="T37_67" style:family="text"/>
    <style:style style:name="T37_68" style:family="text"/>
    <style:style style:name="T37_69" style:family="text"/>
    <style:style style:name="T37_70" style:family="text"/>
    <style:style style:name="T37_71" style:family="text"/>
    <style:style style:name="T37_72" style:family="text"/>
    <style:style style:name="T37_73" style:family="text"/>
    <style:style style:name="T37_74" style:family="text"/>
    <style:style style:name="T37_75" style:family="text"/>
    <style:style style:name="T37_76" style:family="text"/>
    <style:style style:name="T37_77" style:family="text"/>
    <style:style style:name="T37_78" style:family="text"/>
    <style:style style:name="T37_79" style:family="text"/>
    <style:style style:name="T37_80" style:family="text"/>
    <style:style style:name="T37_81" style:family="text"/>
    <style:style style:name="T37_82" style:family="text"/>
    <style:style style:name="T37_83" style:family="text"/>
    <style:style style:name="T37_84" style:family="text"/>
    <style:style style:name="T37_85" style:family="text"/>
    <style:style style:name="T37_86" style:family="text"/>
    <style:style style:name="T37_87" style:family="text"/>
    <style:style style:name="T37_88" style:family="text"/>
    <style:style style:name="T37_89" style:family="text"/>
    <style:style style:name="T37_90" style:family="text"/>
    <style:style style:name="T37_91" style:family="text"/>
    <style:style style:name="T37_92" style:family="text"/>
    <style:style style:name="T37_93" style:family="text"/>
    <style:style style:name="T37_94" style:family="text"/>
    <style:style style:name="T37_95" style:family="text"/>
    <style:style style:name="T37_96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Heading_20_2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fo:margin-top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P42" style:family="paragraph" style:parent-style-name="Standard">
      <style:paragraph-properties fo:break-before="auto" fo:line-height="115%" fo:margin-top="0cm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/>
    <style:style style:name="T42_8" style:family="text"/>
    <style:style style:name="P43" style:family="paragraph" style:parent-style-name="Standard">
      <style:paragraph-properties fo:break-before="auto" fo:line-height="115%" fo:margin-top="0cm" style:writing-mode="lr-tb"/>
    </style:style>
    <style:style style:name="T43_1" style:family="text"/>
    <style:style style:name="T43_2" style:family="text"/>
    <style:style style:name="T43_3" style:family="text"/>
    <style:style style:name="T43_4" style:family="text">
      <style:text-properties fo:color="#1155cc" style:text-underline-style="solid" style:text-underline-color="font-color"/>
    </style:style>
    <style:style style:name="T43_5" style:family="text"/>
    <style:style style:name="T43_6" style:family="text">
      <style:text-properties fo:color="#1155cc" style:text-underline-style="solid" style:text-underline-color="font-color"/>
    </style:style>
    <style:style style:name="T43_7" style:family="text"/>
    <style:style style:name="T43_8" style:family="text">
      <style:text-properties fo:color="#1155cc" style:text-underline-style="solid" style:text-underline-color="font-color"/>
    </style:style>
    <style:style style:name="T43_9" style:family="text"/>
    <style:style style:name="T43_10" style:family="text">
      <style:text-properties fo:color="#1155cc" style:text-underline-style="solid" style:text-underline-color="font-color"/>
    </style:style>
    <style:style style:name="T43_11" style:family="text"/>
    <style:style style:name="T43_12" style:family="text">
      <style:text-properties fo:color="#1155cc" style:text-underline-style="solid" style:text-underline-color="font-color"/>
    </style:style>
    <style:style style:name="T43_13" style:family="text"/>
    <style:style style:name="T43_14" style:family="text">
      <style:text-properties fo:color="#1155cc" style:text-underline-style="solid" style:text-underline-color="font-color"/>
    </style:style>
    <style:style style:name="P44" style:family="paragraph" style:parent-style-name="Standard">
      <style:paragraph-properties fo:break-before="auto" fo:line-height="115%" fo:margin-top="0cm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P45" style:family="paragraph" style:parent-style-name="Standard">
      <style:paragraph-properties fo:break-before="auto" fo:line-height="115%" fo:margin-top="0cm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>
      <style:text-properties fo:color="#1155cc" style:text-underline-style="solid" style:text-underline-color="font-color"/>
    </style:style>
    <style:style style:name="T45_17" style:family="text"/>
    <style:style style:name="T45_18" style:family="text">
      <style:text-properties fo:color="#1155cc" style:text-underline-style="solid" style:text-underline-color="font-color"/>
    </style:style>
    <style:style style:name="T45_19" style:family="text"/>
    <style:style style:name="T45_20" style:family="text">
      <style:text-properties fo:color="#1155cc" style:text-underline-style="solid" style:text-underline-color="font-color"/>
    </style:style>
    <style:style style:name="T45_21" style:family="text"/>
    <style:style style:name="T45_22" style:family="text">
      <style:text-properties fo:color="#1155cc" style:text-underline-style="solid" style:text-underline-color="font-color"/>
    </style:style>
    <style:style style:name="T45_23" style:family="text"/>
    <style:style style:name="T45_24" style:family="text">
      <style:text-properties fo:color="#1155cc" style:text-underline-style="solid" style:text-underline-color="font-color"/>
    </style:style>
    <style:style style:name="T45_25" style:family="text"/>
    <style:style style:name="T45_26" style:family="text">
      <style:text-properties fo:color="#1155cc" style:text-underline-style="solid" style:text-underline-color="font-color"/>
    </style:style>
    <style:style style:name="T45_27" style:family="text"/>
    <style:style style:name="T45_28" style:family="text">
      <style:text-properties fo:color="#1155cc" style:text-underline-style="solid" style:text-underline-color="font-color"/>
    </style:style>
    <style:style style:name="T45_29" style:family="text"/>
    <style:style style:name="T45_30" style:family="text">
      <style:text-properties fo:color="#1155cc" style:text-underline-style="solid" style:text-underline-color="font-color"/>
    </style:style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P46" style:family="paragraph" style:parent-style-name="Standard">
      <style:paragraph-properties fo:break-before="auto" fo:line-height="115%" fo:margin-top="0cm" fo:margin-bottom="0cm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T46_25" style:family="text"/>
    <style:style style:name="T46_26" style:family="text"/>
    <style:style style:name="T46_27" style:family="text"/>
    <style:style style:name="T46_28" style:family="text"/>
    <style:style style:name="P47" style:family="paragraph" style:parent-style-name="Standard">
      <style:paragraph-properties fo:break-before="auto" fo:line-height="115%" style:writing-mode="lr-tb"/>
    </style:style>
    <style:style style:name="P48" style:family="paragraph" style:parent-style-name="Heading_20_2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P50" style:family="paragraph" style:parent-style-name="Heading_20_2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T52_17" style:family="text"/>
    <style:style style:name="T52_18" style:family="text"/>
    <style:style style:name="T52_19" style:family="text"/>
    <style:style style:name="T52_20" style:family="text"/>
    <style:style style:name="T52_21" style:family="text"/>
    <style:style style:name="T52_22" style:family="text"/>
    <style:style style:name="T52_23" style:family="text"/>
    <style:style style:name="T52_24" style:family="text"/>
    <style:style style:name="T52_25" style:family="text"/>
    <style:style style:name="T52_26" style:family="text"/>
    <style:style style:name="T52_27" style:family="text"/>
    <style:style style:name="T52_28" style:family="text"/>
    <style:style style:name="T52_29" style:family="text"/>
    <style:style style:name="T52_30" style:family="text"/>
    <style:style style:name="T52_31" style:family="text"/>
    <style:style style:name="T52_32" style:family="text"/>
    <style:style style:name="T52_33" style:family="text"/>
    <style:style style:name="T52_34" style:family="text"/>
    <style:style style:name="T52_35" style:family="text"/>
    <style:style style:name="T52_36" style:family="text"/>
    <style:style style:name="T52_37" style:family="text"/>
    <style:style style:name="T52_38" style:family="text"/>
    <style:style style:name="T52_39" style:family="text"/>
    <style:style style:name="T52_40" style:family="text"/>
    <style:style style:name="T52_41" style:family="text"/>
    <style:style style:name="T52_42" style:family="text"/>
    <style:style style:name="T52_43" style:family="text"/>
    <style:style style:name="T52_44" style:family="text"/>
    <style:style style:name="T52_45" style:family="text"/>
    <style:style style:name="T52_46" style:family="text"/>
    <style:style style:name="T52_47" style:family="text"/>
    <style:style style:name="T52_48" style:family="text"/>
    <style:style style:name="T52_49" style:family="text"/>
    <style:style style:name="T52_50" style:family="text"/>
    <style:style style:name="T52_51" style:family="text"/>
    <style:style style:name="T52_52" style:family="text"/>
    <style:style style:name="T52_53" style:family="text"/>
    <style:style style:name="T52_54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9ykjlna1ejr3"/><text:bookmark-end text:name="h.9ykjlna1ejr3"/><text:span text:style-name="T1_1">DOCWHEEL</text:span><text:span text:style-name="T1_2">-</text:span><text:span text:style-name="T1_3">CI</text:span></text:p>
      <text:p text:style-name="P2"/>
      <text:p text:style-name="P3"><text:bookmark-start text:name="h.90e91biutajz"/><text:bookmark-end text:name="h.90e91biutajz"/><text:span text:style-name="T3_1">Open</text:span><text:span text:style-name="T3_2"><text:s/></text:span><text:span text:style-name="T3_3">Source</text:span><text:span text:style-name="T3_4"><text:s/></text:span><text:span text:style-name="T3_5">Software</text:span><text:span text:style-name="T3_6"><text:s/></text:span><text:span text:style-name="T3_7">Documentation</text:span><text:span text:style-name="T3_8"><text:s/></text:span><text:span text:style-name="T3_9">Continuous</text:span><text:span text:style-name="T3_10"><text:s/></text:span><text:span text:style-name="T3_11">Improvement</text:span><text:span text:style-name="T3_12"><text:s/></text:span><text:span text:style-name="T3_13">using</text:span><text:span text:style-name="T3_14"><text:s/></text:span><text:span text:style-name="T3_15">Google</text:span><text:span text:style-name="T3_16"><text:s/></text:span><text:span text:style-name="T3_17">Docs</text:span><text:span text:style-name="T3_18">,<text:s/></text:span><text:span text:style-name="T3_19">Github</text:span><text:span text:style-name="T3_20"><text:s/></text:span><text:span text:style-name="T3_21">and</text:span><text:span text:style-name="T3_22"><text:s/></text:span><text:span text:style-name="T3_23">Gerrit</text:span></text:p>
      <text:p text:style-name="P4"/>
      <text:p text:style-name="P5"/>
      <text:h text:style-name="P6" text:outline-level="10"><text:bookmark-start text:name="h.xn9uzq2y4603"/><text:bookmark-end text:name="h.xn9uzq2y4603"/><text:span text:style-name="T6_1">Technical</text:span><text:span text:style-name="T6_2"><text:s/></text:span><text:span text:style-name="T6_3">implementation</text:span><text:span text:style-name="T6_4"><text:s/></text:span><text:span text:style-name="T6_5">of</text:span><text:span text:style-name="T6_6"><text:s/></text:span><text:span text:style-name="T6_7">a</text:span><text:span text:style-name="T6_8"><text:s/></text:span><text:span text:style-name="T6_9">DevOps</text:span><text:span text:style-name="T6_10"><text:s/></text:span><text:span text:style-name="T6_11">Continuous</text:span><text:span text:style-name="T6_12"><text:s/></text:span><text:span text:style-name="T6_13">Improvement</text:span><text:span text:style-name="T6_14"><text:s/></text:span><text:span text:style-name="T6_15">methodology</text:span><text:span text:style-name="T6_16"><text:s/></text:span><text:span text:style-name="T6_17">to</text:span><text:span text:style-name="T6_18"><text:s/></text:span><text:span text:style-name="T6_19">create</text:span><text:span text:style-name="T6_20"><text:s/></text:span><text:span text:style-name="T6_21">collaborative</text:span><text:span text:style-name="T6_22"><text:s/></text:span><text:span text:style-name="T6_23">software</text:span><text:span text:style-name="T6_24"><text:s/></text:span><text:span text:style-name="T6_25">documentation</text:span><text:span text:style-name="T6_26">.<text:s/></text:span></text:h>
      <text:p text:style-name="P7"><text:span text:style-name="T7_1">The</text:span><text:span text:style-name="T7_2"><text:s/></text:span><text:span text:style-name="T7_3">following</text:span><text:span text:style-name="T7_4"><text:s/></text:span><text:span text:style-name="T7_5">document</text:span><text:span text:style-name="T7_6"><text:s/></text:span><text:span text:style-name="T7_7">outlines</text:span><text:span text:style-name="T7_8"><text:s/></text:span><text:span text:style-name="T7_9">the</text:span><text:span text:style-name="T7_10"><text:s/></text:span><text:span text:style-name="T7_11">theory</text:span><text:span text:style-name="T7_12"><text:s/></text:span><text:span text:style-name="T7_13">behind</text:span><text:span text:style-name="T7_14"><text:s/></text:span><text:span text:style-name="T7_15">CI</text:span><text:span text:style-name="T7_16"><text:s/></text:span><text:span text:style-name="T7_17">for</text:span><text:span text:style-name="T7_18"><text:s/></text:span><text:span text:style-name="T7_19">google</text:span><text:span text:style-name="T7_20"><text:s/></text:span><text:span text:style-name="T7_21">docs</text:span><text:span text:style-name="T7_22"><text:s/></text:span><text:span text:style-name="T7_23">with</text:span><text:span text:style-name="T7_24"><text:s/></text:span><text:span text:style-name="T7_25">github</text:span><text:span text:style-name="T7_26"><text:s/></text:span><text:span text:style-name="T7_27">and</text:span><text:span text:style-name="T7_28"><text:s/></text:span><text:span text:style-name="T7_29">gerrit</text:span><text:span text:style-name="T7_30"><text:s/></text:span><text:span text:style-name="T7_31">addition</text:span><text:span text:style-name="T7_32">.</text:span></text:p>
      <text:p text:style-name="P8"/>
      <text:p text:style-name="P9"><text:span text:style-name="T9_1">The</text:span><text:span text:style-name="T9_2"><text:s/></text:span><text:span text:style-name="T9_3">rationale</text:span><text:span text:style-name="T9_4"><text:s/></text:span><text:span text:style-name="T9_5">is</text:span><text:span text:style-name="T9_6"><text:s/></text:span><text:span text:style-name="T9_7">the</text:span><text:span text:style-name="T9_8"><text:s/></text:span><text:span text:style-name="T9_9">use</text:span><text:span text:style-name="T9_10"><text:s/></text:span><text:span text:style-name="T9_11">of</text:span><text:span text:style-name="T9_12"><text:s/></text:span><text:span text:style-name="T9_13">googledocs</text:span><text:span text:style-name="T9_14"><text:s/></text:span><text:span text:style-name="T9_15">for</text:span><text:span text:style-name="T9_16"><text:s/></text:span><text:span text:style-name="T9_17">collaborative</text:span><text:span text:style-name="T9_18"><text:s/></text:span><text:span text:style-name="T9_19">document</text:span><text:span text:style-name="T9_20"><text:s/></text:span><text:span text:style-name="T9_21">editing</text:span><text:span text:style-name="T9_22"><text:s/></text:span><text:span text:style-name="T9_23">and</text:span><text:span text:style-name="T9_24"><text:s/></text:span><text:span text:style-name="T9_25">creation</text:span><text:span text:style-name="T9_26">.<text:s/></text:span><text:span text:style-name="T9_27">A</text:span><text:span text:style-name="T9_28"><text:s/></text:span><text:span text:style-name="T9_29">project</text:span><text:span text:style-name="T9_30"><text:s/></text:span><text:span text:style-name="T9_31">documentation</text:span><text:span text:style-name="T9_32"><text:s/></text:span><text:span text:style-name="T9_33">artefact</text:span><text:span text:style-name="T9_34"><text:s/></text:span><text:span text:style-name="T9_35">is</text:span><text:span text:style-name="T9_36"><text:s/></text:span><text:span text:style-name="T9_37">collaboratively</text:span><text:span text:style-name="T9_38"><text:s/></text:span><text:span text:style-name="T9_39">written</text:span><text:span text:style-name="T9_40"><text:s/></text:span><text:span text:style-name="T9_41">and</text:span><text:span text:style-name="T9_42"><text:s/></text:span><text:span text:style-name="T9_43">continuously</text:span><text:span text:style-name="T9_44"><text:s/></text:span><text:span text:style-name="T9_45">pushed</text:span><text:span text:style-name="T9_46"><text:s/></text:span><text:span text:style-name="T9_47">to</text:span><text:span text:style-name="T9_48"><text:s/></text:span><text:span text:style-name="T9_49">a</text:span><text:span text:style-name="T9_50"><text:s/></text:span><text:span text:style-name="T9_51">Gerrit</text:span><text:span text:style-name="T9_52"><text:s/></text:span><text:span text:style-name="T9_53">CI</text:span><text:span text:style-name="T9_54"><text:s/></text:span><text:span text:style-name="T9_55">approval</text:span><text:span text:style-name="T9_56"><text:s/></text:span><text:span text:style-name="T9_57">system</text:span><text:span text:style-name="T9_58">,<text:s/></text:span><text:span text:style-name="T9_59">the</text:span><text:span text:style-name="T9_60"><text:s/></text:span><text:span text:style-name="T9_61">proposed</text:span><text:span text:style-name="T9_62"><text:s/></text:span><text:span text:style-name="T9_63">changes</text:span><text:span text:style-name="T9_64"><text:s/></text:span><text:span text:style-name="T9_65">can</text:span><text:span text:style-name="T9_66"><text:s/></text:span><text:span text:style-name="T9_67">be</text:span><text:span text:style-name="T9_68"><text:s/></text:span><text:span text:style-name="T9_69">viewed</text:span><text:span text:style-name="T9_70"><text:s/></text:span><text:span text:style-name="T9_71">in</text:span><text:span text:style-name="T9_72"><text:s/></text:span><text:span text:style-name="T9_73">the</text:span><text:span text:style-name="T9_74"><text:s/></text:span><text:span text:style-name="T9_75">text</text:span><text:span text:style-name="T9_76"><text:s/></text:span><text:span text:style-name="T9_77">version</text:span><text:span text:style-name="T9_78"><text:s/></text:span><text:span text:style-name="T9_79">of</text:span><text:span text:style-name="T9_80"><text:s/></text:span><text:span text:style-name="T9_81">the</text:span><text:span text:style-name="T9_82"><text:s/></text:span><text:span text:style-name="T9_83">document</text:span><text:span text:style-name="T9_84"><text:s/></text:span><text:span text:style-name="T9_85">and</text:span><text:span text:style-name="T9_86"><text:s/></text:span><text:span text:style-name="T9_87">approved</text:span><text:span text:style-name="T9_88"><text:s/></text:span><text:span text:style-name="T9_89">for</text:span><text:span text:style-name="T9_90"><text:s/></text:span><text:span text:style-name="T9_91">push</text:span><text:span text:style-name="T9_92"><text:s/></text:span><text:span text:style-name="T9_93">to</text:span><text:span text:style-name="T9_94"><text:s/></text:span><text:span text:style-name="T9_95">the</text:span><text:span text:style-name="T9_96"><text:s/></text:span><text:span text:style-name="T9_97">master</text:span><text:span text:style-name="T9_98"><text:s/></text:span><text:span text:style-name="T9_99">github</text:span><text:span text:style-name="T9_100"><text:s/></text:span><text:span text:style-name="T9_101">repo</text:span><text:span text:style-name="T9_102"><text:s/></text:span><text:span text:style-name="T9_103">to</text:span><text:span text:style-name="T9_104"><text:s/></text:span><text:span text:style-name="T9_105">provide</text:span><text:span text:style-name="T9_106"><text:s/></text:span><text:span text:style-name="T9_107">a</text:span><text:span text:style-name="T9_108"><text:s/></text:span><text:span text:style-name="T9_109">new</text:span><text:span text:style-name="T9_110"><text:s/></text:span><text:span text:style-name="T9_111">release</text:span><text:span text:style-name="T9_112"><text:s/></text:span><text:span text:style-name="T9_113">of</text:span><text:span text:style-name="T9_114"><text:s/></text:span><text:span text:style-name="T9_115">the</text:span><text:span text:style-name="T9_116"><text:s/></text:span><text:span text:style-name="T9_117">documentation</text:span><text:span text:style-name="T9_118">.<text:s/></text:span><text:span text:style-name="T9_119">Gerrit</text:span><text:span text:style-name="T9_120"><text:s/></text:span><text:span text:style-name="T9_121">is</text:span><text:span text:style-name="T9_122"><text:s/></text:span><text:span text:style-name="T9_123">used</text:span><text:span text:style-name="T9_124"><text:s/></text:span><text:span text:style-name="T9_125">to</text:span><text:span text:style-name="T9_126"><text:s/></text:span><text:span text:style-name="T9_127">approve</text:span><text:span text:style-name="T9_128"><text:s/></text:span><text:span text:style-name="T9_129">and</text:span><text:span text:style-name="T9_130"><text:s/></text:span><text:span text:style-name="T9_131">track</text:span><text:span text:style-name="T9_132"><text:s/></text:span><text:span text:style-name="T9_133">the</text:span><text:span text:style-name="T9_134"><text:s/></text:span><text:span text:style-name="T9_135">changed</text:span><text:span text:style-name="T9_136"><text:s/></text:span><text:span text:style-name="T9_137">documentation</text:span><text:span text:style-name="T9_138">.<text:s/></text:span><text:span text:style-name="T9_139">The</text:span><text:span text:style-name="T9_140"><text:s/></text:span><text:span text:style-name="T9_141">commits</text:span><text:span text:style-name="T9_142"><text:s/></text:span><text:span text:style-name="T9_143">could</text:span><text:span text:style-name="T9_144"><text:s/></text:span><text:span text:style-name="T9_145">be</text:span><text:span text:style-name="T9_146"><text:s/></text:span><text:span text:style-name="T9_147">daily</text:span><text:span text:style-name="T9_148">/</text:span><text:span text:style-name="T9_149">nightly</text:span><text:span text:style-name="T9_150"><text:s/></text:span><text:span text:style-name="T9_151">or</text:span><text:span text:style-name="T9_152"><text:s/></text:span><text:span text:style-name="T9_153">by</text:span><text:span text:style-name="T9_154"><text:s/></text:span><text:span text:style-name="T9_155">the</text:span><text:span text:style-name="T9_156"><text:s/></text:span><text:span text:style-name="T9_157">minute</text:span><text:span text:style-name="T9_158">,<text:s/></text:span><text:span text:style-name="T9_159">depending</text:span><text:span text:style-name="T9_160"><text:s/></text:span><text:span text:style-name="T9_161">on</text:span><text:span text:style-name="T9_162"><text:s/></text:span><text:span text:style-name="T9_163">change</text:span><text:span text:style-name="T9_164"><text:s/></text:span><text:span text:style-name="T9_165">and</text:span><text:span text:style-name="T9_166"><text:s/></text:span><text:span text:style-name="T9_167">approval</text:span><text:span text:style-name="T9_168"><text:s/></text:span><text:span text:style-name="T9_169">cadence</text:span><text:span text:style-name="T9_170">.</text:span></text:p>
      <text:p text:style-name="P10"/>
      <text:p text:style-name="P11"><text:span text:style-name="T11_1">There</text:span><text:span text:style-name="T11_2"><text:s/></text:span><text:span text:style-name="T11_3">are</text:span><text:span text:style-name="T11_4"><text:s/></text:span><text:span text:style-name="T11_5">two</text:span><text:span text:style-name="T11_6"><text:s/></text:span><text:span text:style-name="T11_7">main</text:span><text:span text:style-name="T11_8"><text:s/></text:span><text:span text:style-name="T11_9">use</text:span><text:span text:style-name="T11_10"><text:s/></text:span><text:span text:style-name="T11_11">cases</text:span><text:span text:style-name="T11_12">:<text:s/></text:span></text:p>
      <text:list text:style-name="LS1" xml:id="list0">
        <text:list-item>
          <text:p text:style-name="P12"><text:span text:style-name="T12_1">The</text:span><text:span text:style-name="T12_2"><text:s/></text:span><text:span text:style-name="T12_3">creation</text:span><text:span text:style-name="T12_4"><text:s/></text:span><text:span text:style-name="T12_5">of</text:span><text:span text:style-name="T12_6"><text:s/></text:span><text:span text:style-name="T12_7">collaborative</text:span><text:span text:style-name="T12_8"><text:s/></text:span><text:span text:style-name="T12_9">documentation</text:span><text:span text:style-name="T12_10"><text:s/></text:span><text:span text:style-name="T12_11">in</text:span><text:span text:style-name="T12_12"><text:s/></text:span><text:span text:style-name="T12_13">a</text:span><text:span text:style-name="T12_14"><text:s/></text:span><text:span text:style-name="T12_15">version</text:span><text:span text:style-name="T12_16"><text:s/></text:span><text:span text:style-name="T12_17">controlled</text:span><text:span text:style-name="T12_18"><text:s/></text:span><text:span text:style-name="T12_19">change</text:span><text:span text:style-name="T12_20"><text:s/></text:span><text:span text:style-name="T12_21">approved</text:span><text:span text:style-name="T12_22"><text:s/></text:span><text:span text:style-name="T12_23">way</text:span><text:span text:style-name="T12_24">.<text:s/></text:span></text:p>
        </text:list-item>
        <text:list-item>
          <text:p text:style-name="P13"><text:span text:style-name="T13_1">The</text:span><text:span text:style-name="T13_2"><text:s/></text:span><text:span text:style-name="T13_3">collaborative</text:span><text:span text:style-name="T13_4"><text:s/></text:span><text:span text:style-name="T13_5">creation</text:span><text:span text:style-name="T13_6"><text:s/></text:span><text:span text:style-name="T13_7">of</text:span><text:span text:style-name="T13_8"><text:s/></text:span><text:span text:style-name="T13_9">Software</text:span><text:span text:style-name="T13_10"><text:s/></text:span><text:span text:style-name="T13_11">documentation</text:span><text:span text:style-name="T13_12">,<text:s/></text:span><text:span text:style-name="T13_13">version</text:span><text:span text:style-name="T13_14"><text:s/></text:span><text:span text:style-name="T13_15">controlled</text:span><text:span text:style-name="T13_16"><text:s/></text:span><text:span text:style-name="T13_17">and</text:span><text:span text:style-name="T13_18"><text:s/></text:span><text:span text:style-name="T13_19">change</text:span><text:span text:style-name="T13_20"><text:s/></text:span><text:span text:style-name="T13_21">approved</text:span><text:span text:style-name="T13_22"><text:s/></text:span><text:span text:style-name="T13_23">for</text:span><text:span text:style-name="T13_24"><text:s/></text:span><text:span text:style-name="T13_25">Github</text:span><text:span text:style-name="T13_26"><text:s/></text:span><text:span text:style-name="T13_27">based</text:span><text:span text:style-name="T13_28"><text:s/></text:span><text:span text:style-name="T13_29">software</text:span><text:span text:style-name="T13_30"><text:s/></text:span><text:span text:style-name="T13_31">projects</text:span><text:span text:style-name="T13_32">.<text:s text:c="3"/></text:span></text:p>
        </text:list-item>
      </text:list>
      <text:p text:style-name="P14"/>
      <text:p text:style-name="P15"><text:span text:style-name="T15_1">There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other</text:span><text:span text:style-name="T15_8"><text:s/></text:span><text:span text:style-name="T15_9">potential</text:span><text:span text:style-name="T15_10"><text:s/></text:span><text:span text:style-name="T15_11">use</text:span><text:span text:style-name="T15_12"><text:s/></text:span><text:span text:style-name="T15_13">cases</text:span><text:span text:style-name="T15_14">:<text:s/></text:span></text:p>
      <text:p text:style-name="P16"><text:span text:style-name="T16_1">IT</text:span><text:span text:style-name="T16_2"><text:s/></text:span><text:span text:style-name="T16_3">Consultants</text:span><text:span text:style-name="T16_4"><text:s/></text:span><text:span text:style-name="T16_5">on</text:span><text:span text:style-name="T16_6"><text:s/></text:span><text:span text:style-name="T16_7">site</text:span><text:span text:style-name="T16_8"><text:s/></text:span><text:span text:style-name="T16_9">at</text:span><text:span text:style-name="T16_10"><text:s/></text:span><text:span text:style-name="T16_11">customer</text:span><text:span text:style-name="T16_12"><text:s/></text:span><text:span text:style-name="T16_13">engagements</text:span><text:span text:style-name="T16_14"><text:s/></text:span><text:span text:style-name="T16_15">who</text:span><text:span text:style-name="T16_16"><text:s/></text:span><text:span text:style-name="T16_17">require</text:span><text:span text:style-name="T16_18"><text:s/></text:span><text:span text:style-name="T16_19">a</text:span><text:span text:style-name="T16_20"><text:s/></text:span><text:span text:style-name="T16_21">version</text:span><text:span text:style-name="T16_22"><text:s/></text:span><text:span text:style-name="T16_23">controlled</text:span><text:span text:style-name="T16_24"><text:s/></text:span><text:span text:style-name="T16_25">interactive</text:span><text:span text:style-name="T16_26"><text:s/></text:span><text:span text:style-name="T16_27">documentation</text:span><text:span text:style-name="T16_28"><text:s/></text:span><text:span text:style-name="T16_29">lifecycle</text:span><text:span text:style-name="T16_30">.<text:s/>(</text:span><text:span text:style-name="T16_31">though</text:span><text:span text:style-name="T16_32"><text:s/></text:span><text:span text:style-name="T16_33">information</text:span><text:span text:style-name="T16_34"><text:s/></text:span><text:span text:style-name="T16_35">security</text:span><text:span text:style-name="T16_36"><text:s/></text:span><text:span text:style-name="T16_37">should</text:span><text:span text:style-name="T16_38"><text:s/></text:span><text:span text:style-name="T16_39">an</text:span><text:span text:style-name="T16_40"><text:s/></text:span><text:span text:style-name="T16_41">additional</text:span><text:span text:style-name="T16_42"><text:s/></text:span><text:span text:style-name="T16_43">consideration</text:span><text:span text:style-name="T16_44"><text:s/></text:span><text:span text:style-name="T16_45">in</text:span><text:span text:style-name="T16_46"><text:s/></text:span><text:span text:style-name="T16_47">this</text:span><text:span text:style-name="T16_48"><text:s/></text:span><text:span text:style-name="T16_49">context</text:span><text:span text:style-name="T16_50">)<text:s text:c="4"/></text:span></text:p>
      <text:p text:style-name="P17"/>
      <text:p text:style-name="P18"><text:span text:style-name="T18_1">collaborative</text:span><text:span text:style-name="T18_2"><text:s/></text:span><text:span text:style-name="T18_3">config</text:span><text:span text:style-name="T18_4"><text:s/></text:span><text:span text:style-name="T18_5">file</text:span><text:span text:style-name="T18_6"><text:s/></text:span><text:span text:style-name="T18_7">management</text:span><text:span text:style-name="T18_8">?<text:s/></text:span></text:p>
      <text:p text:style-name="P19"><text:span text:style-name="T19_1">Potential</text:span><text:span text:style-name="T19_2"><text:s/></text:span><text:span text:style-name="T19_3">for</text:span><text:span text:style-name="T19_4"><text:s/></text:span><text:span text:style-name="T19_5">Dockerfiles</text:span><text:span text:style-name="T19_6"><text:s/></text:span><text:span text:style-name="T19_7">to</text:span><text:span text:style-name="T19_8"><text:s/></text:span><text:span text:style-name="T19_9">be</text:span><text:span text:style-name="T19_10"><text:s/></text:span><text:span text:style-name="T19_11">collaboratively</text:span><text:span text:style-name="T19_12"><text:s/></text:span><text:span text:style-name="T19_13">written</text:span><text:span text:style-name="T19_14"><text:s/></text:span><text:span text:style-name="T19_15">in</text:span><text:span text:style-name="T19_16"><text:s/></text:span><text:span text:style-name="T19_17">Googledocs</text:span><text:span text:style-name="T19_18"><text:s/></text:span><text:span text:style-name="T19_19">and</text:span><text:span text:style-name="T19_20"><text:s/></text:span><text:span text:style-name="T19_21">change</text:span><text:span text:style-name="T19_22"><text:s/></text:span><text:span text:style-name="T19_23">approved</text:span><text:span text:style-name="T19_24">/</text:span><text:span text:style-name="T19_25">version</text:span><text:span text:style-name="T19_26"><text:s/></text:span><text:span text:style-name="T19_27">controlled</text:span><text:span text:style-name="T19_28"><text:s/></text:span><text:span text:style-name="T19_29">via</text:span><text:span text:style-name="T19_30"><text:s/></text:span><text:span text:style-name="T19_31">Gerrit</text:span><text:span text:style-name="T19_32"><text:s/></text:span><text:span text:style-name="T19_33">and</text:span><text:span text:style-name="T19_34"><text:s/></text:span><text:span text:style-name="T19_35">Github</text:span><text:span text:style-name="T19_36">.<text:s/></text:span></text:p>
      <text:p text:style-name="P20"/>
      <text:p text:style-name="P21"><text:span text:style-name="T21_1">Technology</text:span><text:span text:style-name="T21_2"><text:s/></text:span><text:span text:style-name="T21_3">used</text:span><text:span text:style-name="T21_4">:<text:s/></text:span></text:p>
      <text:p text:style-name="P22"/>
      <text:list text:style-name="LS2" xml:id="list2">
        <text:list-item>
          <text:p text:style-name="P23"><text:span text:style-name="T23_1">Google</text:span><text:span text:style-name="T23_2"><text:s/></text:span><text:span text:style-name="T23_3">Docs</text:span><text:span text:style-name="T23_4">:<text:s/></text:span><text:span text:style-name="T23_5">Collaborative</text:span><text:span text:style-name="T23_6"><text:s/></text:span><text:span text:style-name="T23_7">editing</text:span><text:span text:style-name="T23_8"><text:s/></text:span><text:span text:style-name="T23_9">of</text:span><text:span text:style-name="T23_10"><text:s/></text:span><text:span text:style-name="T23_11">documentation</text:span><text:span text:style-name="T23_12">.<text:s/></text:span></text:p>
        </text:list-item>
        <text:list-item>
          <text:p text:style-name="P24"><text:span text:style-name="T24_1">Go</text:span><text:span text:style-name="T24_2"><text:s/></text:span><text:span text:style-name="T24_3">drive</text:span><text:span text:style-name="T24_4"><text:s/></text:span><text:span text:style-name="T24_5">script</text:span><text:span text:style-name="T24_6"><text:s/></text:span><text:span text:style-name="T24_7">for</text:span><text:span text:style-name="T24_8"><text:s/></text:span><text:span text:style-name="T24_9">collection</text:span><text:span text:style-name="T24_10"><text:s/></text:span><text:span text:style-name="T24_11">of</text:span><text:span text:style-name="T24_12"><text:s/></text:span><text:span text:style-name="T24_13">google</text:span><text:span text:style-name="T24_14"><text:s/></text:span><text:span text:style-name="T24_15">docs</text:span><text:span text:style-name="T24_16"><text:s/></text:span><text:span text:style-name="T24_17">on</text:span><text:span text:style-name="T24_18"><text:s/></text:span><text:span text:style-name="T24_19">change</text:span><text:span text:style-name="T24_20"><text:s/></text:span></text:p>
        </text:list-item>
        <text:list-item>
          <text:p text:style-name="P25"><text:span text:style-name="T25_1">Bash</text:span><text:span text:style-name="T25_2"><text:s/></text:span><text:span text:style-name="T25_3">or</text:span><text:span text:style-name="T25_4"><text:s/></text:span><text:span text:style-name="T25_5">Jenkins</text:span><text:span text:style-name="T25_6"><text:s/></text:span><text:span text:style-name="T25_7">Automation</text:span><text:span text:style-name="T25_8"><text:s/></text:span><text:span text:style-name="T25_9">for</text:span><text:span text:style-name="T25_10"><text:s/></text:span><text:span text:style-name="T25_11">Go</text:span><text:span text:style-name="T25_12"><text:s/></text:span><text:span text:style-name="T25_13">drive</text:span><text:span text:style-name="T25_14"><text:s/></text:span><text:span text:style-name="T25_15">Linux</text:span><text:span text:style-name="T25_16"><text:s/></text:span><text:span text:style-name="T25_17">CLI</text:span><text:span text:style-name="T25_18"><text:s/></text:span><text:span text:style-name="T25_19">script</text:span></text:p>
        </text:list-item>
        <text:list-item>
          <text:p text:style-name="P26"><text:span text:style-name="T26_1">Docker</text:span><text:span text:style-name="T26_2"><text:s/></text:span><text:span text:style-name="T26_3">image</text:span><text:span text:style-name="T26_4"><text:s/></text:span><text:span text:style-name="T26_5">for</text:span><text:span text:style-name="T26_6"><text:s/></text:span><text:span text:style-name="T26_7">Golang</text:span><text:span text:style-name="T26_8"><text:s text:c="2"/></text:span><text:span text:style-name="T26_9">and</text:span><text:span text:style-name="T26_10"><text:s/></text:span><text:span text:style-name="T26_11">Go</text:span><text:span text:style-name="T26_12"><text:s/></text:span><text:span text:style-name="T26_13">drive</text:span><text:span text:style-name="T26_14"><text:s/></text:span><text:span text:style-name="T26_15">scripts</text:span><text:span text:style-name="T26_16"><text:s/>(</text:span><text:span text:style-name="T26_17">available</text:span><text:span text:style-name="T26_18">)<text:s text:c="2"/></text:span></text:p>
        </text:list-item>
        <text:list-item>
          <text:p text:style-name="P27"><text:span text:style-name="T27_1">Gerrit</text:span><text:span text:style-name="T27_2"><text:s/></text:span><text:span text:style-name="T27_3">for</text:span><text:span text:style-name="T27_4"><text:s/></text:span><text:span text:style-name="T27_5">change</text:span><text:span text:style-name="T27_6"><text:s/></text:span><text:span text:style-name="T27_7">approval</text:span><text:span text:style-name="T27_8"><text:s/></text:span><text:span text:style-name="T27_9">and</text:span><text:span text:style-name="T27_10"><text:s/></text:span><text:span text:style-name="T27_11">Continuous</text:span><text:span text:style-name="T27_12"><text:s/></text:span><text:span text:style-name="T27_13">improvement</text:span><text:span text:style-name="T27_14"><text:s/></text:span><text:span text:style-name="T27_15">structure</text:span><text:span text:style-name="T27_16"><text:s/>+1<text:s/></text:span><text:span text:style-name="T27_17">voting</text:span><text:span text:style-name="T27_18"><text:s/></text:span><text:span text:style-name="T27_19">approval</text:span></text:p>
        </text:list-item>
        <text:list-item>
          <text:p text:style-name="P28"><text:span text:style-name="T28_1">Github</text:span><text:span text:style-name="T28_2"><text:s/></text:span><text:span text:style-name="T28_3">for</text:span><text:span text:style-name="T28_4"><text:s/></text:span><text:span text:style-name="T28_5">version</text:span><text:span text:style-name="T28_6"><text:s/></text:span><text:span text:style-name="T28_7">controlled</text:span><text:span text:style-name="T28_8"><text:s/></text:span><text:span text:style-name="T28_9">storage</text:span><text:span text:style-name="T28_10"><text:s/></text:span><text:span text:style-name="T28_11">of</text:span><text:span text:style-name="T28_12"><text:s/></text:span><text:span text:style-name="T28_13">the</text:span><text:span text:style-name="T28_14"><text:s/></text:span><text:span text:style-name="T28_15">released</text:span><text:span text:style-name="T28_16"><text:s/></text:span><text:span text:style-name="T28_17">docs</text:span><text:span text:style-name="T28_18">,<text:s/></text:span><text:span text:style-name="T28_19">or</text:span><text:span text:style-name="T28_20"><text:s/></text:span><text:span text:style-name="T28_21">as</text:span><text:span text:style-name="T28_22"><text:s/></text:span><text:span text:style-name="T28_23">a</text:span><text:span text:style-name="T28_24"><text:s/></text:span><text:span text:style-name="T28_25">target</text:span><text:span text:style-name="T28_26"><text:s/></text:span><text:span text:style-name="T28_27">project</text:span><text:span text:style-name="T28_28"><text:s/></text:span><text:span text:style-name="T28_29">for</text:span><text:span text:style-name="T28_30"><text:s/></text:span><text:span text:style-name="T28_31">documentation</text:span><text:span text:style-name="T28_32"><text:s/></text:span><text:span text:style-name="T28_33">generation</text:span><text:span text:style-name="T28_34">.<text:s/></text:span></text:p>
        </text:list-item>
      </text:list>
      <text:p text:style-name="P29"/>
      <text:p text:style-name="P30"><text:span text:style-name="T30_1">The</text:span><text:span text:style-name="T30_2"><text:s/></text:span><text:span text:style-name="T30_3">Workflow</text:span><text:span text:style-name="T30_4"><text:s/></text:span><text:span text:style-name="T30_5">for</text:span><text:span text:style-name="T30_6"><text:s/></text:span><text:span text:style-name="T30_7">documents</text:span><text:span text:style-name="T30_8">:<text:s/></text:span></text:p>
      <text:p text:style-name="P31"/>
      <text:p text:style-name="P32"><text:span text:style-name="T32_1">Googledocs</text:span><text:span text:style-name="T32_2"><text:s/>-&gt;<text:s/></text:span><text:span text:style-name="T32_3">Gerrit</text:span><text:span text:style-name="T32_4"><text:s/>-&gt;<text:s/></text:span><text:span text:style-name="T32_5">Voted</text:span><text:span text:style-name="T32_6"><text:s/></text:span><text:span text:style-name="T32_7">Approval</text:span><text:span text:style-name="T32_8"><text:s/>-&gt;<text:s/></text:span><text:span text:style-name="T32_9">Github</text:span><text:span text:style-name="T32_10"><text:s/>-&gt;<text:s/></text:span><text:span text:style-name="T32_11">Distribution</text:span></text:p>
      <text:p text:style-name="P33"/>
      <text:p text:style-name="P34"><text:span text:style-name="T34_1">Possible</text:span><text:span text:style-name="T34_2"><text:s/></text:span><text:span text:style-name="T34_3">Workflow</text:span><text:span text:style-name="T34_4"><text:s/></text:span><text:span text:style-name="T34_5">for</text:span><text:span text:style-name="T34_6"><text:s/></text:span><text:span text:style-name="T34_7">software</text:span><text:span text:style-name="T34_8"><text:s/></text:span><text:span text:style-name="T34_9">documentation</text:span><text:span text:style-name="T34_10"><text:s/></text:span><text:span text:style-name="T34_11">that</text:span><text:span text:style-name="T34_12"><text:s/></text:span><text:span text:style-name="T34_13">requires</text:span><text:span text:style-name="T34_14"><text:s/></text:span><text:span text:style-name="T34_15">collaborative</text:span><text:span text:style-name="T34_16"><text:s/></text:span><text:span text:style-name="T34_17">input</text:span><text:span text:style-name="T34_18"><text:s/></text:span><text:span text:style-name="T34_19">from</text:span><text:span text:style-name="T34_20"><text:s/></text:span><text:span text:style-name="T34_21">multiple</text:span><text:span text:style-name="T34_22"><text:s/></text:span><text:span text:style-name="T34_23">developers</text:span><text:span text:style-name="T34_24">:<text:s/></text:span></text:p>
      <text:p text:style-name="P35"/>
      <text:p text:style-name="P36"><text:span text:style-name="T36_1">(</text:span><text:span text:style-name="T36_2">Code</text:span><text:span text:style-name="T36_3"><text:s/></text:span><text:span text:style-name="T36_4">contains</text:span><text:span text:style-name="T36_5"><text:s/></text:span><text:span text:style-name="T36_6">comments</text:span><text:span text:style-name="T36_7">)<text:s/>-&gt;<text:s/></text:span><text:span text:style-name="T36_8">Initial</text:span><text:span text:style-name="T36_9"><text:s/></text:span><text:span text:style-name="T36_10">text</text:span><text:span text:style-name="T36_11"><text:s/></text:span><text:span text:style-name="T36_12">doc</text:span><text:span text:style-name="T36_13"><text:s/></text:span><text:span text:style-name="T36_14">created</text:span><text:span text:style-name="T36_15"><text:s/></text:span><text:span text:style-name="T36_16">using</text:span><text:span text:style-name="T36_17"><text:s/></text:span><text:span text:style-name="T36_18">comments</text:span><text:span text:style-name="T36_19">/</text:span><text:span text:style-name="T36_20">tooling</text:span><text:span text:style-name="T36_21"><text:s/>-&gt;<text:s/></text:span><text:span text:style-name="T36_22">pushed</text:span><text:span text:style-name="T36_23"><text:s/></text:span><text:span text:style-name="T36_24">to</text:span><text:span text:style-name="T36_25"><text:s/></text:span><text:span text:style-name="T36_26">googledoc</text:span><text:span text:style-name="T36_27"><text:s/></text:span><text:span text:style-name="T36_28">and</text:span><text:span text:style-name="T36_29"><text:s/></text:span><text:span text:style-name="T36_30">into</text:span><text:span text:style-name="T36_31"><text:s/></text:span><text:span text:style-name="T36_32">the</text:span><text:span text:style-name="T36_33"><text:s/></text:span><text:span text:style-name="T36_34">Continuous</text:span><text:span text:style-name="T36_35"><text:s/></text:span><text:span text:style-name="T36_36">Improvement</text:span><text:span text:style-name="T36_37"><text:s/></text:span><text:span text:style-name="T36_38">iterative</text:span><text:span text:style-name="T36_39"><text:s/></text:span><text:span text:style-name="T36_40">cycle</text:span><text:span text:style-name="T36_41"><text:s/>-&gt;<text:s/></text:span><text:span text:style-name="T36_42">All</text:span><text:span text:style-name="T36_43"><text:s/></text:span><text:span text:style-name="T36_44">developers</text:span><text:span text:style-name="T36_45"><text:s/></text:span><text:span text:style-name="T36_46">can</text:span><text:span text:style-name="T36_47"><text:s/></text:span><text:span text:style-name="T36_48">collaborate</text:span><text:span text:style-name="T36_49"><text:s/></text:span><text:span text:style-name="T36_50">on</text:span><text:span text:style-name="T36_51"><text:s/></text:span><text:span text:style-name="T36_52">software</text:span><text:span text:style-name="T36_53"><text:s/></text:span><text:span text:style-name="T36_54">documentation</text:span><text:span text:style-name="T36_55"><text:s/></text:span><text:span text:style-name="T36_56">in</text:span><text:span text:style-name="T36_57"><text:s/></text:span><text:span text:style-name="T36_58">a</text:span><text:span text:style-name="T36_59"><text:s/></text:span><text:span text:style-name="T36_60">single</text:span><text:span text:style-name="T36_61"><text:s/></text:span><text:span text:style-name="T36_62">place</text:span><text:span text:style-name="T36_63"><text:s/>-&gt;<text:s/></text:span><text:span text:style-name="T36_64">CI</text:span><text:span text:style-name="T36_65"><text:s/></text:span><text:span text:style-name="T36_66">returns</text:span><text:span text:style-name="T36_67"><text:s/></text:span><text:span text:style-name="T36_68">doc</text:span><text:span text:style-name="T36_69"><text:s/></text:span><text:span text:style-name="T36_70">back</text:span><text:span text:style-name="T36_71"><text:s/></text:span><text:span text:style-name="T36_72">to</text:span><text:span text:style-name="T36_73"><text:s/></text:span><text:span text:style-name="T36_74">the</text:span><text:span text:style-name="T36_75"><text:s/></text:span><text:span text:style-name="T36_76">Github</text:span><text:span text:style-name="T36_77"><text:s/></text:span><text:span text:style-name="T36_78">source</text:span><text:span text:style-name="T36_79"><text:s/></text:span><text:span text:style-name="T36_80">tree</text:span><text:span text:style-name="T36_81"><text:s/></text:span><text:span text:style-name="T36_82">via</text:span><text:span text:style-name="T36_83"><text:s/></text:span><text:span text:style-name="T36_84">Gerrit</text:span><text:span text:style-name="T36_85"><text:s/></text:span><text:span text:style-name="T36_86">approval</text:span><text:span text:style-name="T36_87"><text:s/></text:span><text:span text:style-name="T36_88">structure</text:span><text:span text:style-name="T36_89"><text:s/>(</text:span><text:span text:style-name="T36_90">enables</text:span><text:span text:style-name="T36_91"><text:s/></text:span><text:span text:style-name="T36_92">release</text:span><text:span text:style-name="T36_93"><text:s/></text:span><text:span text:style-name="T36_94">alignment</text:span><text:span text:style-name="T36_95">)<text:s/></text:span></text:p>
      <text:p text:style-name="P37"><text:span text:style-name="T37_1">Additional</text:span><text:span text:style-name="T37_2"><text:s/></text:span><text:span text:style-name="T37_3">note</text:span><text:span text:style-name="T37_4">:<text:s/></text:span><text:span text:style-name="T37_5">In</text:span><text:span text:style-name="T37_6"><text:s/></text:span><text:span text:style-name="T37_7">fact</text:span><text:span text:style-name="T37_8"><text:s/></text:span><text:span text:style-name="T37_9">this</text:span><text:span text:style-name="T37_10"><text:s/></text:span><text:span text:style-name="T37_11">structure</text:span><text:span text:style-name="T37_12"><text:s/></text:span><text:span text:style-name="T37_13">is</text:span><text:span text:style-name="T37_14"><text:s/></text:span><text:span text:style-name="T37_15">so</text:span><text:span text:style-name="T37_16"><text:s/></text:span><text:span text:style-name="T37_17">positive</text:span><text:span text:style-name="T37_18"><text:s/></text:span><text:span text:style-name="T37_19">it</text:span><text:span text:style-name="T37_20"><text:s/></text:span><text:span text:style-name="T37_21">is</text:span><text:span text:style-name="T37_22"><text:s/></text:span><text:span text:style-name="T37_23">possible</text:span><text:span text:style-name="T37_24"><text:s/></text:span><text:span text:style-name="T37_25">to</text:span><text:span text:style-name="T37_26"><text:s/></text:span><text:span text:style-name="T37_27">hold</text:span><text:span text:style-name="T37_28"><text:s/></text:span><text:span text:style-name="T37_29">back</text:span><text:span text:style-name="T37_30"><text:s/></text:span><text:span text:style-name="T37_31">future</text:span><text:span text:style-name="T37_32"><text:s/></text:span><text:span text:style-name="T37_33">patch</text:span><text:span text:style-name="T37_34"><text:s/></text:span><text:span text:style-name="T37_35">sets</text:span><text:span text:style-name="T37_36"><text:s/></text:span><text:span text:style-name="T37_37">in</text:span><text:span text:style-name="T37_38"><text:s/></text:span><text:span text:style-name="T37_39">Gerrit</text:span><text:span text:style-name="T37_40"><text:s/></text:span><text:span text:style-name="T37_41">for</text:span><text:span text:style-name="T37_42"><text:s/></text:span><text:span text:style-name="T37_43">dedicated</text:span><text:span text:style-name="T37_44"><text:s/></text:span><text:span text:style-name="T37_45">release</text:span><text:span text:style-name="T37_46"><text:s/></text:span><text:span text:style-name="T37_47">at</text:span><text:span text:style-name="T37_48"><text:s/></text:span><text:span text:style-name="T37_49">a</text:span><text:span text:style-name="T37_50"><text:s/></text:span><text:span text:style-name="T37_51">specific</text:span><text:span text:style-name="T37_52"><text:s/></text:span><text:span text:style-name="T37_53">time</text:span><text:span text:style-name="T37_54">.<text:s/></text:span><text:span text:style-name="T37_55">i</text:span><text:span text:style-name="T37_56">.</text:span><text:span text:style-name="T37_57">e</text:span><text:span text:style-name="T37_58">.<text:s/></text:span><text:span text:style-name="T37_59">Documentation</text:span><text:span text:style-name="T37_60"><text:s/></text:span><text:span text:style-name="T37_61">could</text:span><text:span text:style-name="T37_62"><text:s/></text:span><text:span text:style-name="T37_63">be</text:span><text:span text:style-name="T37_64"><text:s/></text:span><text:span text:style-name="T37_65">aligned</text:span><text:span text:style-name="T37_66"><text:s/></text:span><text:span text:style-name="T37_67">with</text:span><text:span text:style-name="T37_68"><text:s/></text:span><text:span text:style-name="T37_69">new</text:span><text:span text:style-name="T37_70"><text:s/></text:span><text:span text:style-name="T37_71">feature</text:span><text:span text:style-name="T37_72"><text:s/></text:span><text:span text:style-name="T37_73">improvements</text:span><text:span text:style-name="T37_74"><text:s/></text:span><text:span text:style-name="T37_75">but</text:span><text:span text:style-name="T37_76"><text:s/></text:span><text:span text:style-name="T37_77">not</text:span><text:span text:style-name="T37_78"><text:s/></text:span><text:span text:style-name="T37_79">submitted</text:span><text:span text:style-name="T37_80"><text:s/></text:span><text:span text:style-name="T37_81">in</text:span><text:span text:style-name="T37_82"><text:s/></text:span><text:span text:style-name="T37_83">Gerrit</text:span><text:span text:style-name="T37_84"><text:s/></text:span><text:span text:style-name="T37_85">until</text:span><text:span text:style-name="T37_86"><text:s/></text:span><text:span text:style-name="T37_87">new</text:span><text:span text:style-name="T37_88"><text:s/></text:span><text:span text:style-name="T37_89">feature</text:span><text:span text:style-name="T37_90"><text:s/></text:span><text:span text:style-name="T37_91">set</text:span><text:span text:style-name="T37_92"><text:s/></text:span><text:span text:style-name="T37_93">is</text:span><text:span text:style-name="T37_94"><text:s/></text:span><text:span text:style-name="T37_95">released</text:span><text:span text:style-name="T37_96">.<text:s/></text:span></text:p>
      <text:p text:style-name="P38"/>
      <text:h text:style-name="P39" text:outline-level="10"><text:bookmark-start text:name="h.32y0p3a3y7kg"/><text:bookmark-end text:name="h.32y0p3a3y7kg"/><text:span text:style-name="T39_1">Technical</text:span><text:span text:style-name="T39_2"><text:s/></text:span><text:span text:style-name="T39_3">components</text:span><text:span text:style-name="T39_4">:<text:s/></text:span></text:h>
      <text:p text:style-name="P40"/>
      <text:list text:style-name="LS3" xml:id="list8">
        <text:list-item>
          <text:p text:style-name="P41"><text:span text:style-name="T41_1">Go</text:span><text:span text:style-name="T41_2"><text:s/></text:span><text:span text:style-name="T41_3">drive</text:span><text:span text:style-name="T41_4"><text:s/></text:span><text:span text:style-name="T41_5">script</text:span><text:span text:style-name="T41_6"><text:s/></text:span><text:span text:style-name="T41_7">located</text:span><text:span text:style-name="T41_8"><text:s/></text:span><text:span text:style-name="T41_9">here</text:span><text:span text:style-name="T41_10">:<text:s/></text:span><text:span text:style-name="T41_11">https</text:span><text:span text:style-name="T41_12">://</text:span><text:span text:style-name="T41_13">github</text:span><text:span text:style-name="T41_14">.</text:span><text:span text:style-name="T41_15">com</text:span><text:span text:style-name="T41_16">/</text:span><text:span text:style-name="T41_17">odeke</text:span><text:span text:style-name="T41_18">-</text:span><text:span text:style-name="T41_19">em</text:span><text:span text:style-name="T41_20">/</text:span><text:span text:style-name="T41_21">drive</text:span></text:p>
        </text:list-item>
        <text:list-item>
          <text:p text:style-name="P42"><text:span text:style-name="T42_1">Gerrit</text:span><text:span text:style-name="T42_2">:<text:s/></text:span><text:span text:style-name="T42_3">http</text:span><text:span text:style-name="T42_4">://</text:span><text:span text:style-name="T42_5">gerrithub</text:span><text:span text:style-name="T42_6">.</text:span><text:span text:style-name="T42_7">io</text:span><text:span text:style-name="T42_8">/</text:span></text:p>
        </text:list-item>
        <text:list-item>
          <text:p text:style-name="P43"><text:span text:style-name="T43_1">Github</text:span><text:span text:style-name="T43_2">:<text:s/></text:span><text:span text:style-name="T43_3"><text:a xlink:type="simple" xlink:href="https://github.com/"><text:span text:style-name="T43_4">https</text:span></text:a></text:span><text:span text:style-name="T43_5"><text:a xlink:type="simple" xlink:href="https://github.com/"><text:span text:style-name="T43_6">://</text:span></text:a></text:span><text:span text:style-name="T43_7"><text:a xlink:type="simple" xlink:href="https://github.com/"><text:span text:style-name="T43_8">github</text:span></text:a></text:span><text:span text:style-name="T43_9"><text:a xlink:type="simple" xlink:href="https://github.com/"><text:span text:style-name="T43_10">.</text:span></text:a></text:span><text:span text:style-name="T43_11"><text:a xlink:type="simple" xlink:href="https://github.com/"><text:span text:style-name="T43_12">com</text:span></text:a></text:span><text:span text:style-name="T43_13"><text:a xlink:type="simple" xlink:href="https://github.com/"><text:span text:style-name="T43_14">/</text:span></text:a></text:span></text:p>
        </text:list-item>
        <text:list-item>
          <text:p text:style-name="P44"><text:span text:style-name="T44_1">Docwheel</text:span><text:span text:style-name="T44_2">3<text:s/></text:span><text:span text:style-name="T44_3">script</text:span><text:span text:style-name="T44_4"><text:s/></text:span><text:span text:style-name="T44_5">located</text:span><text:span text:style-name="T44_6"><text:s/></text:span><text:span text:style-name="T44_7">in</text:span><text:span text:style-name="T44_8"><text:s/></text:span><text:span text:style-name="T44_9">this</text:span><text:span text:style-name="T44_10"><text:s/></text:span><text:span text:style-name="T44_11">repository</text:span><text:span text:style-name="T44_12"><text:s/></text:span><text:span text:style-name="T44_13">in</text:span><text:span text:style-name="T44_14"><text:s/></text:span><text:span text:style-name="T44_15">the</text:span><text:span text:style-name="T44_16"><text:s/>/</text:span><text:span text:style-name="T44_17">scripts</text:span><text:span text:style-name="T44_18">/<text:s/></text:span><text:span text:style-name="T44_19">directory</text:span><text:span text:style-name="T44_20"><text:s/>(</text:span><text:span text:style-name="T44_21">the</text:span><text:span text:style-name="T44_22"><text:s/></text:span><text:span text:style-name="T44_23">CI</text:span><text:span text:style-name="T44_24"><text:s/></text:span><text:span text:style-name="T44_25">automation</text:span><text:span text:style-name="T44_26"><text:s/></text:span><text:span text:style-name="T44_27">base</text:span><text:span text:style-name="T44_28">)<text:s/></text:span></text:p>
        </text:list-item>
        <text:list-item>
          <text:p text:style-name="P45"><text:span text:style-name="T45_1">Linux</text:span><text:span text:style-name="T45_2"><text:s/></text:span><text:span text:style-name="T45_3">distribution</text:span><text:span text:style-name="T45_4">/</text:span><text:span text:style-name="T45_5">Docker</text:span><text:span text:style-name="T45_6"><text:s/></text:span><text:span text:style-name="T45_7">with</text:span><text:span text:style-name="T45_8"><text:s/></text:span><text:span text:style-name="T45_9">crontab</text:span><text:span text:style-name="T45_10"><text:s/></text:span><text:span text:style-name="T45_11">or</text:span><text:span text:style-name="T45_12"><text:s/></text:span><text:span text:style-name="T45_13">Jenkins</text:span><text:span text:style-name="T45_14">:<text:s/></text:span><text:span text:style-name="T45_15"><text:a xlink:type="simple" xlink:href="http://jenkins-ci.org/"><text:span text:style-name="T45_16">http</text:span></text:a></text:span><text:span text:style-name="T45_17"><text:a xlink:type="simple" xlink:href="http://jenkins-ci.org/"><text:span text:style-name="T45_18">://</text:span></text:a></text:span><text:span text:style-name="T45_19"><text:a xlink:type="simple" xlink:href="http://jenkins-ci.org/"><text:span text:style-name="T45_20">jenkins</text:span></text:a></text:span><text:span text:style-name="T45_21"><text:a xlink:type="simple" xlink:href="http://jenkins-ci.org/"><text:span text:style-name="T45_22">-</text:span></text:a></text:span><text:span text:style-name="T45_23"><text:a xlink:type="simple" xlink:href="http://jenkins-ci.org/"><text:span text:style-name="T45_24">ci</text:span></text:a></text:span><text:span text:style-name="T45_25"><text:a xlink:type="simple" xlink:href="http://jenkins-ci.org/"><text:span text:style-name="T45_26">.</text:span></text:a></text:span><text:span text:style-name="T45_27"><text:a xlink:type="simple" xlink:href="http://jenkins-ci.org/"><text:span text:style-name="T45_28">org</text:span></text:a></text:span><text:span text:style-name="T45_29"><text:a xlink:type="simple" xlink:href="http://jenkins-ci.org/"><text:span text:style-name="T45_30">/</text:span></text:a></text:span><text:span text:style-name="T45_31"><text:s/></text:span><text:span text:style-name="T45_32">and</text:span><text:span text:style-name="T45_33"><text:s/></text:span><text:span text:style-name="T45_34">maybe</text:span><text:span text:style-name="T45_35"><text:s/></text:span><text:span text:style-name="T45_36">a</text:span><text:span text:style-name="T45_37"><text:s/></text:span><text:span text:style-name="T45_38">go</text:span><text:span text:style-name="T45_39">_</text:span><text:span text:style-name="T45_40">drive</text:span><text:span text:style-name="T45_41"><text:s/></text:span><text:span text:style-name="T45_42">oauth</text:span><text:span text:style-name="T45_43"><text:s/></text:span><text:span text:style-name="T45_44">plugin</text:span><text:span text:style-name="T45_45">:<text:s/></text:span><text:span text:style-name="T45_46">https</text:span><text:span text:style-name="T45_47">://</text:span><text:span text:style-name="T45_48">wiki</text:span><text:span text:style-name="T45_49">.</text:span><text:span text:style-name="T45_50">jenkins</text:span><text:span text:style-name="T45_51">-</text:span><text:span text:style-name="T45_52">ci</text:span><text:span text:style-name="T45_53">.</text:span><text:span text:style-name="T45_54">org</text:span><text:span text:style-name="T45_55">/</text:span><text:span text:style-name="T45_56">display</text:span><text:span text:style-name="T45_57">/</text:span><text:span text:style-name="T45_58">JENKINS</text:span><text:span text:style-name="T45_59">/</text:span><text:span text:style-name="T45_60">Google</text:span><text:span text:style-name="T45_61">+</text:span><text:span text:style-name="T45_62">OAuth</text:span><text:span text:style-name="T45_63">+</text:span><text:span text:style-name="T45_64">Plugin</text:span></text:p>
        </text:list-item>
        <text:list-item>
          <text:p text:style-name="P46"><text:span text:style-name="T46_1">Maybe</text:span><text:span text:style-name="T46_2"><text:s/></text:span><text:span text:style-name="T46_3">a</text:span><text:span text:style-name="T46_4"><text:s/></text:span><text:span text:style-name="T46_5">Jenkins</text:span><text:span text:style-name="T46_6"><text:s/></text:span><text:span text:style-name="T46_7">Docker</text:span><text:span text:style-name="T46_8"><text:s/></text:span><text:span text:style-name="T46_9">image</text:span><text:span text:style-name="T46_10"><text:s/></text:span><text:span text:style-name="T46_11">running</text:span><text:span text:style-name="T46_12"><text:s/></text:span><text:span text:style-name="T46_13">on</text:span><text:span text:style-name="T46_14"><text:s/></text:span><text:span text:style-name="T46_15">Openshift</text:span><text:span text:style-name="T46_16">:<text:s/></text:span><text:span text:style-name="T46_17">https</text:span><text:span text:style-name="T46_18">://</text:span><text:span text:style-name="T46_19">github</text:span><text:span text:style-name="T46_20">.</text:span><text:span text:style-name="T46_21">com</text:span><text:span text:style-name="T46_22">/</text:span><text:span text:style-name="T46_23">openshift</text:span><text:span text:style-name="T46_24">/</text:span><text:span text:style-name="T46_25">jenkins</text:span><text:span text:style-name="T46_26">-1-</text:span><text:span text:style-name="T46_27">centos</text:span><text:span text:style-name="T46_28"><text:s/></text:span></text:p>
        </text:list-item>
      </text:list>
      <text:p text:style-name="P47"/>
      <text:h text:style-name="P48" text:outline-level="10"><text:bookmark-start text:name="h.k6xntgof7lob"/><text:bookmark-end text:name="h.k6xntgof7lob"/><text:span text:style-name="T48_1">Crontab</text:span><text:span text:style-name="T48_2"><text:s/></text:span><text:span text:style-name="T48_3">configuration</text:span><text:span text:style-name="T48_4"><text:s/></text:span><text:span text:style-name="T48_5">method</text:span><text:span text:style-name="T48_6">:</text:span></text:h>
      <text:p text:style-name="P49"><text:span text:style-name="T49_1">Docwheel</text:span><text:span text:style-name="T49_2"><text:s/></text:span><text:span text:style-name="T49_3">can</text:span><text:span text:style-name="T49_4"><text:s/></text:span><text:span text:style-name="T49_5">be</text:span><text:span text:style-name="T49_6"><text:s/></text:span><text:span text:style-name="T49_7">launched</text:span><text:span text:style-name="T49_8"><text:s/></text:span><text:span text:style-name="T49_9">as</text:span><text:span text:style-name="T49_10"><text:s/></text:span><text:span text:style-name="T49_11">a</text:span><text:span text:style-name="T49_12"><text:s/></text:span><text:span text:style-name="T49_13">basic</text:span><text:span text:style-name="T49_14"><text:s/></text:span><text:span text:style-name="T49_15">bash</text:span><text:span text:style-name="T49_16"><text:s/></text:span><text:span text:style-name="T49_17">script</text:span><text:span text:style-name="T49_18"><text:s/></text:span><text:span text:style-name="T49_19">on</text:span><text:span text:style-name="T49_20"><text:s/></text:span><text:span text:style-name="T49_21">a</text:span><text:span text:style-name="T49_22"><text:s/></text:span><text:span text:style-name="T49_23">Linux</text:span><text:span text:style-name="T49_24"><text:s/></text:span><text:span text:style-name="T49_25">host</text:span><text:span text:style-name="T49_26"><text:s/></text:span><text:span text:style-name="T49_27">machine</text:span><text:span text:style-name="T49_28">.<text:s/></text:span><text:span text:style-name="T49_29">The</text:span><text:span text:style-name="T49_30"><text:s/></text:span><text:span text:style-name="T49_31">bash</text:span><text:span text:style-name="T49_32"><text:s/></text:span><text:span text:style-name="T49_33">script</text:span><text:span text:style-name="T49_34"><text:s text:c="2"/></text:span><text:span text:style-name="T49_35">utilises</text:span><text:span text:style-name="T49_36"><text:s/></text:span><text:span text:style-name="T49_37">Go</text:span><text:span text:style-name="T49_38"><text:s/></text:span><text:span text:style-name="T49_39">drive</text:span><text:span text:style-name="T49_40"><text:s/></text:span><text:span text:style-name="T49_41">API</text:span><text:span text:style-name="T49_42"><text:s/></text:span><text:span text:style-name="T49_43">CLI</text:span><text:span text:style-name="T49_44"><text:s/></text:span><text:span text:style-name="T49_45">tool</text:span><text:span text:style-name="T49_46"><text:s/></text:span><text:span text:style-name="T49_47">and</text:span><text:span text:style-name="T49_48"><text:s/></text:span><text:span text:style-name="T49_49">git</text:span><text:span text:style-name="T49_50"><text:s/></text:span><text:span text:style-name="T49_51">and</text:span><text:span text:style-name="T49_52"><text:s/></text:span><text:span text:style-name="T49_53">automates</text:span><text:span text:style-name="T49_54"><text:s/></text:span><text:span text:style-name="T49_55">the</text:span><text:span text:style-name="T49_56"><text:s/></text:span><text:span text:style-name="T49_57">checkout</text:span><text:span text:style-name="T49_58"><text:s/></text:span><text:span text:style-name="T49_59">and</text:span><text:span text:style-name="T49_60"><text:s/></text:span><text:span text:style-name="T49_61">update</text:span><text:span text:style-name="T49_62"><text:s/></text:span><text:span text:style-name="T49_63">of</text:span><text:span text:style-name="T49_64"><text:s/></text:span><text:span text:style-name="T49_65">googledocs</text:span><text:span text:style-name="T49_66"><text:s/></text:span><text:span text:style-name="T49_67">changes</text:span><text:span text:style-name="T49_68"><text:s/></text:span><text:span text:style-name="T49_69">in</text:span><text:span text:style-name="T49_70"><text:s/></text:span><text:span text:style-name="T49_71">a</text:span><text:span text:style-name="T49_72"><text:s/></text:span><text:span text:style-name="T49_73">Continuous</text:span><text:span text:style-name="T49_74"><text:s/></text:span><text:span text:style-name="T49_75">improvement</text:span><text:span text:style-name="T49_76"><text:s/></text:span><text:span text:style-name="T49_77">way</text:span><text:span text:style-name="T49_78">.<text:s text:c="2"/></text:span></text:p>
      <text:h text:style-name="P50" text:outline-level="10"><text:bookmark-start text:name="h.4ehzrim1u3dd"/><text:bookmark-end text:name="h.4ehzrim1u3dd"/><text:span text:style-name="T50_1">Jenkins</text:span><text:span text:style-name="T50_2"><text:s/></text:span><text:span text:style-name="T50_3">configuration</text:span><text:span text:style-name="T50_4"><text:s/></text:span><text:span text:style-name="T50_5">method</text:span><text:span text:style-name="T50_6">:<text:s/></text:span></text:h>
      <text:p text:style-name="P51"/>
      <text:p text:style-name="P52"><text:span text:style-name="T52_1">Jenkins</text:span><text:span text:style-name="T52_2"><text:s/></text:span><text:span text:style-name="T52_3">can</text:span><text:span text:style-name="T52_4"><text:s/></text:span><text:span text:style-name="T52_5">be</text:span><text:span text:style-name="T52_6"><text:s/></text:span><text:span text:style-name="T52_7">used</text:span><text:span text:style-name="T52_8"><text:s/></text:span><text:span text:style-name="T52_9">as</text:span><text:span text:style-name="T52_10"><text:s/></text:span><text:span text:style-name="T52_11">the</text:span><text:span text:style-name="T52_12"><text:s/></text:span><text:span text:style-name="T52_13">orchestration</text:span><text:span text:style-name="T52_14"><text:s/></text:span><text:span text:style-name="T52_15">tool</text:span><text:span text:style-name="T52_16"><text:s/></text:span><text:span text:style-name="T52_17">to</text:span><text:span text:style-name="T52_18"><text:s/></text:span><text:span text:style-name="T52_19">run</text:span><text:span text:style-name="T52_20"><text:s/></text:span><text:span text:style-name="T52_21">a</text:span><text:span text:style-name="T52_22"><text:s/></text:span><text:span text:style-name="T52_23">Docwheel</text:span><text:span text:style-name="T52_24"><text:s/></text:span><text:span text:style-name="T52_25">build</text:span><text:span text:style-name="T52_26"><text:s/></text:span><text:span text:style-name="T52_27">project</text:span><text:span text:style-name="T52_28">.<text:s/></text:span><text:span text:style-name="T52_29">The</text:span><text:span text:style-name="T52_30"><text:s/></text:span><text:span text:style-name="T52_31">Docwheel</text:span><text:span text:style-name="T52_32"><text:s/></text:span><text:span text:style-name="T52_33">Jenkins</text:span><text:span text:style-name="T52_34"><text:s/></text:span><text:span text:style-name="T52_35">build</text:span><text:span text:style-name="T52_36"><text:s/></text:span><text:span text:style-name="T52_37">project</text:span><text:span text:style-name="T52_38"><text:s/></text:span><text:span text:style-name="T52_39">config</text:span><text:span text:style-name="T52_40"><text:s/></text:span><text:span text:style-name="T52_41">is</text:span><text:span text:style-name="T52_42"><text:s/></text:span><text:span text:style-name="T52_43">located</text:span><text:span text:style-name="T52_44"><text:s/></text:span><text:span text:style-name="T52_45">in</text:span><text:span text:style-name="T52_46"><text:s/></text:span><text:span text:style-name="T52_47">the</text:span><text:span text:style-name="T52_48"><text:s/></text:span><text:span text:style-name="T52_49">jenkins</text:span><text:span text:style-name="T52_50"><text:s/></text:span><text:span text:style-name="T52_51">sub</text:span><text:span text:style-name="T52_52"><text:s/></text:span><text:span text:style-name="T52_53">directory</text:span><text:span text:style-name="T52_54">.<text:s/></text:span></text:p>
      <text:p text:style-name="P53"><text:span text:style-name="T53_1">The</text:span><text:span text:style-name="T53_2"><text:s/></text:span><text:span text:style-name="T53_3">following</text:span><text:span text:style-name="T53_4"><text:s/></text:span><text:span text:style-name="T53_5">Jenkins</text:span><text:span text:style-name="T53_6"><text:s/></text:span><text:span text:style-name="T53_7">plugin</text:span><text:span text:style-name="T53_8"><text:s/></text:span><text:span text:style-name="T53_9">modules</text:span><text:span text:style-name="T53_10"><text:s/></text:span><text:span text:style-name="T53_11">are</text:span><text:span text:style-name="T53_12"><text:s/></text:span><text:span text:style-name="T53_13">required</text:span><text:span text:style-name="T53_14">:<text:s/></text:span></text:p>
      <text:p text:style-name="P54"/>
      <text:p text:style-name="P55"/>
      <text:p text:style-name="P56"/>
      <text:p text:style-name="P57"/>
      <text:p text:style-name="P58"/>
      <text:p text:style-name="P5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